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8a4" officeooo:paragraph-rsid="001918a4"/>
    </style:style>
    <style:style style:name="P2" style:family="paragraph" style:parent-style-name="Standard">
      <style:text-properties officeooo:rsid="001944b3" officeooo:paragraph-rsid="001944b3"/>
    </style:style>
    <style:style style:name="T1" style:family="text">
      <style:text-properties officeooo:rsid="001944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. Encodage Ethernet 10BMB/s</text:p>
      <text:p text:style-name="P1"><text:s/></text:p>
      <text:p text:style-name="P1">1. <text:span text:style-name="T1">4.6</text:span>/<text:span text:style-name="T1">20 volts</text:span></text:p>
      <text:p text:style-name="P2">2. 200 ms /div</text:p>
      <text:p text:style-name="P2">3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1:21:29.996283958</meta:creation-date>
    <dc:date>2023-10-13T11:41:21.610452761</dc:date>
    <meta:editing-duration>PT9M41S</meta:editing-duration>
    <meta:editing-cycles>1</meta:editing-cycles>
    <meta:document-statistic meta:table-count="0" meta:image-count="0" meta:object-count="0" meta:page-count="1" meta:paragraph-count="5" meta:word-count="12" meta:character-count="60" meta:non-whitespace-character-count="51"/>
    <meta:generator>LibreOffice/7.3.7.2$Linux_X86_64 LibreOffice_project/30$Build-2</meta:generator>
  </office:meta>
</office:document-meta>
</file>